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PostTransformer.setupTransfor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PostTransformer.endTransformingElement( String uri , String name , String raw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SessionPostTransformer.startTransformingElement( String uri , String name , String raw , Attributes att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7">
            <text:p text:style-name="Table_20_Contents"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